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1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Fabonacci series with recursion</text:span></text:p>
      <text:p text:style-name="Standard">#include &lt;iostream&gt;</text:p>
      <text:p text:style-name="Standard">int fibonacci(int n) {</text:p>
      <text:p text:style-name="Standard"><text:s text:c="4"/>if (n &lt;= 1)</text:p>
      <text:p text:style-name="Standard"><text:s text:c="8"/>return n;</text:p>
      <text:p text:style-name="Standard"><text:s text:c="4"/>return fibonacci(n - 1) + fibonacci(n - 2);</text:p>
      <text:p text:style-name="Standard">}</text:p>
      <text:p text:style-name="Standard"/>
      <text:p text:style-name="Standard">// Function to print the Fibonacci series up to n terms recursively</text:p>
      <text:p text:style-name="Standard">void printFibonacci(int n) {</text:p>
      <text:p text:style-name="Standard"><text:s text:c="4"/>std::cout &lt;&lt; "Fibonacci Series up to " &lt;&lt; n &lt;&lt; " terms:" &lt;&lt; std::endl;</text:p>
      <text:p text:style-name="Standard"><text:s text:c="4"/>for (int i = 0; i &lt; n; ++i) {</text:p>
      <text:p text:style-name="Standard"><text:s text:c="8"/>std::cout &lt;&lt; fibonacci(i) &lt;&lt; " "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n;</text:p>
      <text:p text:style-name="Standard"><text:s text:c="4"/>std::cout &lt;&lt; "Enter the number of terms for Fibonacci Series: ";</text:p>
      <text:p text:style-name="Standard"><text:s text:c="4"/>std::cin &gt;&gt; n;</text:p>
      <text:p text:style-name="Standard"><text:s text:c="4"/>printFibonacci(n);</text:p>
      <text:p text:style-name="Standard"><text:s text:c="4"/>return 0;</text:p>
      <text:p text:style-name="Standard">}</text:p>
      <text:p text:style-name="Standard"/>
      <text:p text:style-name="Standard">//<text:span text:style-name="T1">Without recursion</text:span></text:p>
      <text:p text:style-name="Standard"/>
      <text:p text:style-name="Standard">#include &lt;iostream&gt;</text:p>
      <text:p text:style-name="Standard">void fibonacci(int n) {</text:p>
      <text:p text:style-name="Standard"><text:s text:c="4"/>int fib[n];</text:p>
      <text:p text:style-name="Standard"><text:s text:c="4"/>fib[0] = 0;</text:p>
      <text:p text:style-name="Standard"><text:s text:c="4"/>fib[1] = 1;</text:p>
      <text:p text:style-name="Standard"><text:s text:c="4"/>std::cout &lt;&lt; "Fibonacci Series up to " &lt;&lt; n &lt;&lt; " terms:" &lt;&lt; std::endl;</text:p>
      <text:p text:style-name="Standard"><text:s text:c="4"/>std::cout &lt;&lt; fib[0] &lt;&lt; " " &lt;&lt; fib[1] &lt;&lt; " ";</text:p>
      <text:p text:style-name="Standard"><text:s text:c="4"/>for (int i = 2; i &lt; n; ++i) {</text:p>
      <text:p text:style-name="Standard"><text:s text:c="8"/>fib[i] = fib[i - 1] + fib[i - 2];</text:p>
      <text:p text:style-name="Standard"><text:s text:c="8"/>std::cout &lt;&lt; fib[i] &lt;&lt; " "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t n;</text:p>
      <text:p text:style-name="Standard"><text:s text:c="4"/>std::cout &lt;&lt; "Enter the number of terms for Fibonacci Series: ";</text:p>
      <text:p text:style-name="Standard"><text:s text:c="4"/>std::cin &gt;&gt; n;</text:p>
      <text:p text:style-name="Standard"><text:s text:c="4"/>fibonacci(n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1:25:42.675244656</meta:creation-date>
    <dc:date>2024-05-15T11:28:33.928602507</dc:date>
    <meta:editing-duration>PT2M52S</meta:editing-duration>
    <meta:editing-cycles>1</meta:editing-cycles>
    <meta:document-statistic meta:table-count="0" meta:image-count="0" meta:object-count="0" meta:page-count="1" meta:paragraph-count="41" meta:word-count="188" meta:character-count="1030" meta:non-whitespace-character-count="763"/>
    <meta:generator>LibreOffice/7.3.7.2$Linux_X86_64 LibreOffice_project/30$Build-2</meta:generator>
  </office:meta>
</office:document-meta>
</file>